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&lt;?xml version="1.0" encoding="UTF-8"?&gt;</text:p>
      <text:p text:style-name="P1">&lt;con:soapui-project id="f40952c8-702d-4f0e-90ab-00f7eee68fb5" activeEnvironment="Default" name="DNECalculator" soapui-version="5.6.0" abortOnError="false" runType="SEQUENTIAL" xmlns:con="http://eviware.com/soapui/config"&gt;&lt;con:settings/&gt;&lt;con:interface xsi:type="con:WsdlInterface" id="58f09a16-5045-4818-afe9-64636e7971b4" wsaVersion="NONE" name="CalculatorSoap12" type="wsdl" bindingName="{http://tempuri.org/}CalculatorSoap12" soapVersion="1_2" anonymous="optional" definition="http://www.dneonline.com/calculator.asmx?wsdl" xmlns:xsi="http://www.w3.org/2001/XMLSchema-instance"&gt;&lt;con:settings/&gt;&lt;con:definitionCache type="TEXT" rootPart="http://www.dneonline.com/calculator.asmx?wsdl"&gt;&lt;con:part&gt;&lt;con:url&gt;http://www.dneonline.com/calculator.asmx?wsdl&lt;/con:url&gt;&lt;con:content&gt;&lt;![CDATA[&lt;wsdl:definitions targetNamespace="http://tempuri.org/" xmlns:soap="http://schemas.xmlsoap.org/wsdl/soap/" xmlns:tm="http://microsoft.com/wsdl/mime/textMatching/" xmlns:soapenc="http://schemas.xmlsoap.org/soap/encoding/" xmlns:mime="http://schemas.xmlsoap.org/wsdl/mime/" xmlns:tns="http://tempuri.org/" xmlns:s="http://www.w3.org/2001/XMLSchema" xmlns:soap12="http://schemas.xmlsoap.org/wsdl/soap12/" xmlns:http="http://schemas.xmlsoap.org/wsdl/http/" xmlns:wsdl="http://schemas.xmlsoap.org/wsdl/"&gt;</text:p>
      <text:p text:style-name="P2"><text:s text:c="2"/><text:span text:style-name="T1">&lt;wsdl:types&gt;</text:span></text:p>
      <text:p text:style-name="P2"><text:s text:c="4"/><text:span text:style-name="T1">&lt;s:schema elementFormDefault="qualified" targetNamespace="http://tempuri.org/"&gt;</text:span></text:p>
      <text:p text:style-name="P2"><text:s text:c="6"/><text:span text:style-name="T1">&lt;s:element name="Add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Add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Add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Subtract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Subtract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Subtract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Multiply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oft-page-break/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Multiply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Multiply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Divid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Divide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Divide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4"/><text:span text:style-name="T1">&lt;/s:schema&gt;</text:span></text:p>
      <text:p text:style-name="P2"><text:s text:c="2"/><text:span text:style-name="T1">&lt;/wsdl:types&gt;</text:span></text:p>
      <text:p text:style-name="P2"><text:s text:c="2"/><text:span text:style-name="T1">&lt;wsdl:message name="AddSoapIn"&gt;</text:span></text:p>
      <text:p text:style-name="P2"><text:s text:c="4"/><text:span text:style-name="T1">&lt;wsdl:part name="parameters" element="tns:Add"/&gt;</text:span></text:p>
      <text:p text:style-name="P2"><text:s text:c="2"/><text:span text:style-name="T1">&lt;/wsdl:message&gt;</text:span></text:p>
      <text:p text:style-name="P2"><text:s text:c="2"/><text:span text:style-name="T1">&lt;wsdl:message name="AddSoapOut"&gt;</text:span></text:p>
      <text:p text:style-name="P2"><text:s text:c="4"/><text:span text:style-name="T1">&lt;wsdl:part name="parameters" element="tns:AddResponse"/&gt;</text:span></text:p>
      <text:p text:style-name="P2"><text:s text:c="2"/><text:span text:style-name="T1">&lt;/wsdl:message&gt;</text:span></text:p>
      <text:p text:style-name="P2"><text:s text:c="2"/><text:span text:style-name="T1">&lt;wsdl:message name="SubtractSoapIn"&gt;</text:span></text:p>
      <text:p text:style-name="P2"><text:s text:c="4"/><text:span text:style-name="T1">&lt;wsdl:part name="parameters" element="tns:Subtract"/&gt;</text:span></text:p>
      <text:p text:style-name="P2"><text:s text:c="2"/><text:span text:style-name="T1">&lt;/wsdl:message&gt;</text:span></text:p>
      <text:p text:style-name="P2"><text:s text:c="2"/><text:span text:style-name="T1">&lt;wsdl:message name="SubtractSoapOut"&gt;</text:span></text:p>
      <text:p text:style-name="P2"><text:s text:c="4"/><text:span text:style-name="T1">&lt;wsdl:part name="parameters" element="tns:SubtractResponse"/&gt;</text:span></text:p>
      <text:p text:style-name="P2"><text:s text:c="2"/><text:span text:style-name="T1">&lt;/wsdl:message&gt;</text:span></text:p>
      <text:p text:style-name="P2"><text:s text:c="2"/><text:span text:style-name="T1">&lt;wsdl:message name="MultiplySoapIn"&gt;</text:span></text:p>
      <text:p text:style-name="P2"><text:s text:c="4"/><text:span text:style-name="T1">&lt;wsdl:part name="parameters" element="tns:Multiply"/&gt;</text:span></text:p>
      <text:p text:style-name="P2"><text:s text:c="2"/><text:span text:style-name="T1">&lt;/wsdl:message&gt;</text:span></text:p>
      <text:p text:style-name="P2"><text:s text:c="2"/><text:span text:style-name="T1">&lt;wsdl:message name="MultiplySoapOut"&gt;</text:span></text:p>
      <text:p text:style-name="P2"><text:s text:c="4"/><text:span text:style-name="T1">&lt;wsdl:part name="parameters" element="tns:MultiplyResponse"/&gt;</text:span></text:p>
      <text:p text:style-name="P2"><text:s text:c="2"/><text:span text:style-name="T1">&lt;/wsdl:message&gt;</text:span></text:p>
      <text:p text:style-name="P2"><text:s text:c="2"/><text:span text:style-name="T1">&lt;wsdl:message name="DivideSoapIn"&gt;</text:span></text:p>
      <text:p text:style-name="P2"><text:s text:c="4"/><text:span text:style-name="T1">&lt;wsdl:part name="parameters" element="tns:Divide"/&gt;</text:span></text:p>
      <text:p text:style-name="P2"><text:s text:c="2"/><text:span text:style-name="T1">&lt;/wsdl:message&gt;</text:span></text:p>
      <text:p text:style-name="P2"><text:s text:c="2"/><text:span text:style-name="T1">&lt;wsdl:message name="DivideSoapOut"&gt;</text:span></text:p>
      <text:p text:style-name="P2"><text:s text:c="4"/><text:span text:style-name="T1">&lt;wsdl:part name="parameters" element="tns:DivideResponse"/&gt;</text:span></text:p>
      <text:p text:style-name="P2"><text:s text:c="2"/><text:span text:style-name="T1">&lt;/wsdl:message&gt;</text:span></text:p>
      <text:p text:style-name="P2"><text:s text:c="2"/><text:span text:style-name="T1">&lt;wsdl:portType name="CalculatorSoap"&gt;</text:span></text:p>
      <text:p text:style-name="P2"><text:s text:c="4"/><text:span text:style-name="T1">&lt;wsdl:operation name="Add"&gt;</text:span></text:p>
      <text:p text:style-name="P2"><text:s text:c="6"/><text:span text:style-name="T1">&lt;wsdl:documentation&gt;Adds two integers. This is a test WebService. ©DNE Online&lt;/wsdl:documentation&gt;</text:span></text:p>
      <text:p text:style-name="P2"><text:s text:c="6"/><text:span text:style-name="T1">&lt;wsdl:input message="tns:AddSoapIn"/&gt;</text:span></text:p>
      <text:p text:style-name="P2"><text:s text:c="6"/><text:span text:style-name="T1">&lt;wsdl:output message="tns:AddSoapOut"/&gt;</text:span></text:p>
      <text:p text:style-name="P2"><text:s text:c="4"/><text:span text:style-name="T1">&lt;/wsdl:operation&gt;</text:span></text:p>
      <text:p text:style-name="P2"><text:s text:c="4"/><text:span text:style-name="T1">&lt;wsdl:operation name="Subtract"&gt;</text:span></text:p>
      <text:p text:style-name="P2"><text:s text:c="6"/><text:span text:style-name="T1">&lt;wsdl:input message="tns:SubtractSoapIn"/&gt;</text:span></text:p>
      <text:p text:style-name="P2"><text:s text:c="6"/><text:span text:style-name="T1">&lt;wsdl:output message="tns:SubtractSoapOut"/&gt;</text:span></text:p>
      <text:p text:style-name="P2"><text:s text:c="4"/><text:span text:style-name="T1">&lt;/wsdl:operation&gt;</text:span></text:p>
      <text:p text:style-name="P2"><text:s text:c="4"/><text:span text:style-name="T1">&lt;wsdl:operation name="Multiply"&gt;</text:span></text:p>
      <text:p text:style-name="P2"><text:soft-page-break/><text:s text:c="6"/><text:span text:style-name="T1">&lt;wsdl:input message="tns:MultiplySoapIn"/&gt;</text:span></text:p>
      <text:p text:style-name="P2"><text:s text:c="6"/><text:span text:style-name="T1">&lt;wsdl:output message="tns:MultiplySoapOut"/&gt;</text:span></text:p>
      <text:p text:style-name="P2"><text:s text:c="4"/><text:span text:style-name="T1">&lt;/wsdl:operation&gt;</text:span></text:p>
      <text:p text:style-name="P2"><text:s text:c="4"/><text:span text:style-name="T1">&lt;wsdl:operation name="Divide"&gt;</text:span></text:p>
      <text:p text:style-name="P2"><text:s text:c="6"/><text:span text:style-name="T1">&lt;wsdl:input message="tns:DivideSoapIn"/&gt;</text:span></text:p>
      <text:p text:style-name="P2"><text:s text:c="6"/><text:span text:style-name="T1">&lt;wsdl:output message="tns:DivideSoapOut"/&gt;</text:span></text:p>
      <text:p text:style-name="P2"><text:s text:c="4"/><text:span text:style-name="T1">&lt;/wsdl:operation&gt;</text:span></text:p>
      <text:p text:style-name="P2"><text:s text:c="2"/><text:span text:style-name="T1">&lt;/wsdl:portType&gt;</text:span></text:p>
      <text:p text:style-name="P2"><text:s text:c="2"/><text:span text:style-name="T1">&lt;wsdl:binding name="CalculatorSoap" type="tns:CalculatorSoap"&gt;</text:span></text:p>
      <text:p text:style-name="P2"><text:s text:c="4"/><text:span text:style-name="T1">&lt;soap:binding transport="http://schemas.xmlsoap.org/soap/http"/&gt;</text:span></text:p>
      <text:p text:style-name="P2"><text:s text:c="4"/><text:span text:style-name="T1">&lt;wsdl:operation name="Add"&gt;</text:span></text:p>
      <text:p text:style-name="P2"><text:s text:c="6"/><text:span text:style-name="T1">&lt;soap:operation soapAction="http://tempuri.org/Add" style="document"/&gt;</text:span></text:p>
      <text:p text:style-name="P2"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Subtract"&gt;</text:span></text:p>
      <text:p text:style-name="P2"><text:s text:c="6"/><text:span text:style-name="T1">&lt;soap:operation soapAction="http://tempuri.org/Subtract" style="document"/&gt;</text:span></text:p>
      <text:p text:style-name="P2"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Multiply"&gt;</text:span></text:p>
      <text:p text:style-name="P2"><text:s text:c="6"/><text:span text:style-name="T1">&lt;soap:operation soapAction="http://tempuri.org/Multiply" style="document"/&gt;</text:span></text:p>
      <text:p text:style-name="P2"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Divide"&gt;</text:span></text:p>
      <text:p text:style-name="P2"><text:s text:c="6"/><text:span text:style-name="T1">&lt;soap:operation soapAction="http://tempuri.org/Divide" style="document"/&gt;</text:span></text:p>
      <text:p text:style-name="P2"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2"/><text:span text:style-name="T1">&lt;/wsdl:binding&gt;</text:span></text:p>
      <text:p text:style-name="P2"><text:s text:c="2"/><text:span text:style-name="T1">&lt;wsdl:binding name="CalculatorSoap12" type="tns:CalculatorSoap"&gt;</text:span></text:p>
      <text:p text:style-name="P2"><text:s text:c="4"/><text:span text:style-name="T1">&lt;soap12:binding transport="http://schemas.xmlsoap.org/soap/http"/&gt;</text:span></text:p>
      <text:p text:style-name="P2"><text:s text:c="4"/><text:span text:style-name="T1">&lt;wsdl:operation name="Add"&gt;</text:span></text:p>
      <text:p text:style-name="P2"><text:s text:c="6"/><text:span text:style-name="T1">&lt;soap12:operation soapAction="http://tempuri.org/Add" style="document"/&gt;</text:span></text:p>
      <text:p text:style-name="P2"><text:s text:c="6"/><text:span text:style-name="T1">&lt;wsdl:input&gt;</text:span></text:p>
      <text:p text:style-name="P2"><text:s text:c="8"/><text:span text:style-name="T1">&lt;soap12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Subtract"&gt;</text:span></text:p>
      <text:p text:style-name="P2"><text:s text:c="6"/><text:span text:style-name="T1">&lt;soap12:operation soapAction="http://tempuri.org/Subtract" style="document"/&gt;</text:span></text:p>
      <text:p text:style-name="P2"><text:s text:c="6"/><text:span text:style-name="T1">&lt;wsdl:input&gt;</text:span></text:p>
      <text:p text:style-name="P2"><text:soft-page-break/><text:s text:c="8"/><text:span text:style-name="T1">&lt;soap12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Multiply"&gt;</text:span></text:p>
      <text:p text:style-name="P2"><text:s text:c="6"/><text:span text:style-name="T1">&lt;soap12:operation soapAction="http://tempuri.org/Multiply" style="document"/&gt;</text:span></text:p>
      <text:p text:style-name="P2"><text:s text:c="6"/><text:span text:style-name="T1">&lt;wsdl:input&gt;</text:span></text:p>
      <text:p text:style-name="P2"><text:s text:c="8"/><text:span text:style-name="T1">&lt;soap12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Divide"&gt;</text:span></text:p>
      <text:p text:style-name="P2"><text:s text:c="6"/><text:span text:style-name="T1">&lt;soap12:operation soapAction="http://tempuri.org/Divide" style="document"/&gt;</text:span></text:p>
      <text:p text:style-name="P2"><text:s text:c="6"/><text:span text:style-name="T1">&lt;wsdl:input&gt;</text:span></text:p>
      <text:p text:style-name="P2"><text:s text:c="8"/><text:span text:style-name="T1">&lt;soap12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2"/><text:span text:style-name="T1">&lt;/wsdl:binding&gt;</text:span></text:p>
      <text:p text:style-name="P2"><text:s text:c="2"/><text:span text:style-name="T1">&lt;wsdl:service name="Calculator"&gt;</text:span></text:p>
      <text:p text:style-name="P2"><text:s text:c="4"/><text:span text:style-name="T1">&lt;wsdl:port name="CalculatorSoap" binding="tns:CalculatorSoap"&gt;</text:span></text:p>
      <text:p text:style-name="P2"><text:s text:c="6"/><text:span text:style-name="T1">&lt;soap:address location="http://www.dneonline.com/calculator.asmx"/&gt;</text:span></text:p>
      <text:p text:style-name="P2"><text:s text:c="4"/><text:span text:style-name="T1">&lt;/wsdl:port&gt;</text:span></text:p>
      <text:p text:style-name="P2"><text:s text:c="4"/><text:span text:style-name="T1">&lt;wsdl:port name="CalculatorSoap12" binding="tns:CalculatorSoap12"&gt;</text:span></text:p>
      <text:p text:style-name="P2"><text:s text:c="6"/><text:span text:style-name="T1">&lt;soap12:address location="http://www.dneonline.com/calculator.asmx"/&gt;</text:span></text:p>
      <text:p text:style-name="P2"><text:s text:c="4"/><text:span text:style-name="T1">&lt;/wsdl:port&gt;</text:span></text:p>
      <text:p text:style-name="P2"><text:s text:c="2"/><text:span text:style-name="T1">&lt;/wsdl:service&gt;</text:span></text:p>
      <text:p text:style-name="P1">&lt;/wsdl:definitions&gt;]]&gt;&lt;/con:content&gt;&lt;con:type&gt;http://schemas.xmlsoap.org/wsdl/&lt;/con:type&gt;&lt;/con:part&gt;&lt;/con:definitionCache&gt;&lt;con:endpoints&gt;&lt;con:endpoint&gt;http://www.dneonline.com/calculator.asmx&lt;/con:endpoint&gt;&lt;/con:endpoints&gt;&lt;con:operation id="257e344b-f2ea-443b-a9bb-88ed5e36782c" isOneWay="false" action="http://tempuri.org/Add" name="Add" bindingOperationName="Add" type="Request-Response" inputName="" receivesAttachments="false" sendsAttachments="false" anonymous="optional"&gt;&lt;con:settings/&gt;&lt;con:call id="257678c0-049f-4d1d-a9f6-89624e3c2ae0" name="Request 1"&gt;&lt;con:settings/&gt;&lt;con:encoding&gt;UTF-8&lt;/con:encoding&gt;&lt;con:endpoint&gt;http://www.dneonline.com/calculator.asmx&lt;/con:endpoint&gt;&lt;con:request&gt;&lt;![CDATA[&lt;soap:Envelope xmlns:soap="http://www.w3.org/2003/05/soap-envelope" xmlns:tem="http://tempuri.org/"&gt;\r</text:p>
      <text:p text:style-name="P2"><text:s text:c="3"/><text:span text:style-name="T1">&lt;soap:Header/&gt;\r</text:span></text:p>
      <text:p text:style-name="P2"><text:s text:c="3"/><text:span text:style-name="T1">&lt;soap:Body&gt;\r</text:span></text:p>
      <text:p text:style-name="P2"><text:s text:c="6"/><text:span text:style-name="T1">&lt;tem:Add&gt;\r</text:span></text:p>
      <text:p text:style-name="P2"><text:s text:c="9"/><text:span text:style-name="T1">&lt;tem:intA&gt;?&lt;/tem:intA&gt;\r</text:span></text:p>
      <text:p text:style-name="P2"><text:s text:c="9"/><text:span text:style-name="T1">&lt;tem:intB&gt;?&lt;/tem:intB&gt;\r</text:span></text:p>
      <text:p text:style-name="P2"><text:s text:c="6"/><text:span text:style-name="T1">&lt;/tem:Add&gt;\r</text:span></text:p>
      <text:p text:style-name="P2"><text:s text:c="3"/><text:span text:style-name="T1">&lt;/soap:Body&gt;\r</text:span></text:p>
      <text:p text:style-name="P1">&lt;/soap:Envelope&gt;]]&gt;&lt;/con:request&gt;&lt;con:credentials&gt;&lt;con:authType&gt;No Authorization&lt;/con:authType&gt;&lt;/con:credentials&gt;&lt;con:jmsConfig JMSDeliveryMode="PERSISTENT"/&gt;&lt;con:jmsPropertyConfig/&gt;&lt;con:wsaConfig mustUnderstand="NONE" version="200508" action="http://tempuri.org/CalculatorSoap/AddRequest"/&gt;&lt;con:wsrmConfig version="1.2"/&gt;&lt;/con:call&gt;&lt;/con:operation&gt;&lt;con:operation id="0768211d-cb72-46b5-a3bd-25c4d0ef5aa1" isOneWay="false" action="http://tempuri.org/Divide" name="Divide" bindingOperationName="Divide" type="Request-Response" inputName="" receivesAttachments="false" sendsAttachments="false" <text:soft-page-break/>anonymous="optional"&gt;&lt;con:settings/&gt;&lt;con:call id="721b2b23-fbf2-41b3-bf54-f667e87d3d21" name="Request 1"&gt;&lt;con:settings/&gt;&lt;con:encoding&gt;UTF-8&lt;/con:encoding&gt;&lt;con:endpoint&gt;http://www.dneonline.com/calculator.asmx&lt;/con:endpoint&gt;&lt;con:request&gt;&lt;![CDATA[&lt;soap:Envelope xmlns:soap="http://www.w3.org/2003/05/soap-envelope" xmlns:tem="http://tempuri.org/"&gt;\r</text:p>
      <text:p text:style-name="P2"><text:s text:c="3"/><text:span text:style-name="T1">&lt;soap:Header/&gt;\r</text:span></text:p>
      <text:p text:style-name="P2"><text:s text:c="3"/><text:span text:style-name="T1">&lt;soap:Body&gt;\r</text:span></text:p>
      <text:p text:style-name="P2"><text:s text:c="6"/><text:span text:style-name="T1">&lt;tem:Divide&gt;\r</text:span></text:p>
      <text:p text:style-name="P2"><text:s text:c="9"/><text:span text:style-name="T1">&lt;tem:intA&gt;?&lt;/tem:intA&gt;\r</text:span></text:p>
      <text:p text:style-name="P2"><text:s text:c="9"/><text:span text:style-name="T1">&lt;tem:intB&gt;?&lt;/tem:intB&gt;\r</text:span></text:p>
      <text:p text:style-name="P2"><text:s text:c="6"/><text:span text:style-name="T1">&lt;/tem:Divide&gt;\r</text:span></text:p>
      <text:p text:style-name="P2"><text:s text:c="3"/><text:span text:style-name="T1">&lt;/soap:Body&gt;\r</text:span></text:p>
      <text:p text:style-name="P1">&lt;/soap:Envelope&gt;]]&gt;&lt;/con:request&gt;&lt;con:wsaConfig mustUnderstand="NONE" version="200508" action="http://tempuri.org/CalculatorSoap/DivideRequest"/&gt;&lt;/con:call&gt;&lt;/con:operation&gt;&lt;con:operation id="f0cf22ec-ed4f-4583-b6dc-3f9cbcb384e5" isOneWay="false" action="http://tempuri.org/Multiply" name="Multiply" bindingOperationName="Multiply" type="Request-Response" inputName="" receivesAttachments="false" sendsAttachments="false" anonymous="optional"&gt;&lt;con:settings/&gt;&lt;con:call id="8bf06922-4f24-4a4c-9c4d-cae7edcc2af0" name="Request 1"&gt;&lt;con:settings/&gt;&lt;con:encoding&gt;UTF-8&lt;/con:encoding&gt;&lt;con:endpoint&gt;http://www.dneonline.com/calculator.asmx&lt;/con:endpoint&gt;&lt;con:request&gt;&lt;![CDATA[&lt;soap:Envelope xmlns:soap="http://www.w3.org/2003/05/soap-envelope" xmlns:tem="http://tempuri.org/"&gt;\r</text:p>
      <text:p text:style-name="P2"><text:s text:c="3"/><text:span text:style-name="T1">&lt;soap:Header/&gt;\r</text:span></text:p>
      <text:p text:style-name="P2"><text:s text:c="3"/><text:span text:style-name="T1">&lt;soap:Body&gt;\r</text:span></text:p>
      <text:p text:style-name="P2"><text:s text:c="6"/><text:span text:style-name="T1">&lt;tem:Multiply&gt;\r</text:span></text:p>
      <text:p text:style-name="P2"><text:s text:c="9"/><text:span text:style-name="T1">&lt;tem:intA&gt;?&lt;/tem:intA&gt;\r</text:span></text:p>
      <text:p text:style-name="P2"><text:s text:c="9"/><text:span text:style-name="T1">&lt;tem:intB&gt;?&lt;/tem:intB&gt;\r</text:span></text:p>
      <text:p text:style-name="P2"><text:s text:c="6"/><text:span text:style-name="T1">&lt;/tem:Multiply&gt;\r</text:span></text:p>
      <text:p text:style-name="P2"><text:s text:c="3"/><text:span text:style-name="T1">&lt;/soap:Body&gt;\r</text:span></text:p>
      <text:p text:style-name="P1">&lt;/soap:Envelope&gt;]]&gt;&lt;/con:request&gt;&lt;con:wsaConfig mustUnderstand="NONE" version="200508" action="http://tempuri.org/CalculatorSoap/MultiplyRequest"/&gt;&lt;/con:call&gt;&lt;/con:operation&gt;&lt;con:operation id="58805957-29d7-477a-a930-7d6335fe1ee5" isOneWay="false" action="http://tempuri.org/Subtract" name="Subtract" bindingOperationName="Subtract" type="Request-Response" inputName="" receivesAttachments="false" sendsAttachments="false" anonymous="optional"&gt;&lt;con:settings/&gt;&lt;con:call id="8b3233c6-a081-40aa-8a92-8f9170a0e431" name="Request 1"&gt;&lt;con:settings/&gt;&lt;con:encoding&gt;UTF-8&lt;/con:encoding&gt;&lt;con:endpoint&gt;http://www.dneonline.com/calculator.asmx&lt;/con:endpoint&gt;&lt;con:request&gt;&lt;![CDATA[&lt;soap:Envelope xmlns:soap="http://www.w3.org/2003/05/soap-envelope" xmlns:tem="http://tempuri.org/"&gt;\r</text:p>
      <text:p text:style-name="P2"><text:s text:c="3"/><text:span text:style-name="T1">&lt;soap:Header/&gt;\r</text:span></text:p>
      <text:p text:style-name="P2"><text:s text:c="3"/><text:span text:style-name="T1">&lt;soap:Body&gt;\r</text:span></text:p>
      <text:p text:style-name="P2"><text:s text:c="6"/><text:span text:style-name="T1">&lt;tem:Subtract&gt;\r</text:span></text:p>
      <text:p text:style-name="P2"><text:s text:c="9"/><text:span text:style-name="T1">&lt;tem:intA&gt;?&lt;/tem:intA&gt;\r</text:span></text:p>
      <text:p text:style-name="P2"><text:s text:c="9"/><text:span text:style-name="T1">&lt;tem:intB&gt;?&lt;/tem:intB&gt;\r</text:span></text:p>
      <text:p text:style-name="P2"><text:s text:c="6"/><text:span text:style-name="T1">&lt;/tem:Subtract&gt;\r</text:span></text:p>
      <text:p text:style-name="P2"><text:s text:c="3"/><text:span text:style-name="T1">&lt;/soap:Body&gt;\r</text:span></text:p>
      <text:p text:style-name="P1">&lt;/soap:Envelope&gt;]]&gt;&lt;/con:request&gt;&lt;con:wsaConfig mustUnderstand="NONE" version="200508" action="http://tempuri.org/CalculatorSoap/SubtractRequest"/&gt;&lt;/con:call&gt;&lt;/con:operation&gt;&lt;/con:interface&gt;&lt;con:interface xsi:type="con:WsdlInterface" id="545f15e5-4599-4007-b9f1-7c07d7a6d2d2" wsaVersion="NONE" name="CalculatorSoap" type="wsdl" bindingName="{http://tempuri.org/}CalculatorSoap" soapVersion="1_1" anonymous="optional" definition="http://www.dneonline.com/calculator.asmx?wsdl" xmlns:xsi="http://www.w3.org/2001/XMLSchema-instance"&gt;&lt;con:settings/&gt;&lt;con:definitionCache type="TEXT" rootPart="http://www.dneonline.com/calculator.asmx?<text:soft-page-break/>wsdl"&gt;&lt;con:part&gt;&lt;con:url&gt;http://www.dneonline.com/calculator.asmx?wsdl&lt;/con:url&gt;&lt;con:content&gt;&lt;![CDATA[&lt;wsdl:definitions targetNamespace="http://tempuri.org/" xmlns:soap="http://schemas.xmlsoap.org/wsdl/soap/" xmlns:tm="http://microsoft.com/wsdl/mime/textMatching/" xmlns:soapenc="http://schemas.xmlsoap.org/soap/encoding/" xmlns:mime="http://schemas.xmlsoap.org/wsdl/mime/" xmlns:tns="http://tempuri.org/" xmlns:s="http://www.w3.org/2001/XMLSchema" xmlns:soap12="http://schemas.xmlsoap.org/wsdl/soap12/" xmlns:http="http://schemas.xmlsoap.org/wsdl/http/" xmlns:wsdl="http://schemas.xmlsoap.org/wsdl/"&gt;</text:p>
      <text:p text:style-name="P2"><text:s text:c="2"/><text:span text:style-name="T1">&lt;wsdl:types&gt;</text:span></text:p>
      <text:p text:style-name="P2"><text:s text:c="4"/><text:span text:style-name="T1">&lt;s:schema elementFormDefault="qualified" targetNamespace="http://tempuri.org/"&gt;</text:span></text:p>
      <text:p text:style-name="P2"><text:s text:c="6"/><text:span text:style-name="T1">&lt;s:element name="Add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Add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Add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Subtract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Subtract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Subtract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Multiply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Multiply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Multiply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Divide"&gt;</text:span></text:p>
      <text:p text:style-name="P2"><text:s text:c="8"/><text:span text:style-name="T1">&lt;s:complexType&gt;</text:span></text:p>
      <text:p text:style-name="P2"><text:soft-page-break/><text:s text:c="10"/><text:span text:style-name="T1">&lt;s:sequence&gt;</text:span></text:p>
      <text:p text:style-name="P2"><text:s text:c="12"/><text:span text:style-name="T1">&lt;s:element minOccurs="1" maxOccurs="1" name="intA" type="s:int"/&gt;</text:span></text:p>
      <text:p text:style-name="P2"><text:s text:c="12"/><text:span text:style-name="T1">&lt;s:element minOccurs="1" maxOccurs="1" name="intB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6"/><text:span text:style-name="T1">&lt;s:element name="DivideResponse"&gt;</text:span></text:p>
      <text:p text:style-name="P2"><text:s text:c="8"/><text:span text:style-name="T1">&lt;s:complexType&gt;</text:span></text:p>
      <text:p text:style-name="P2"><text:s text:c="10"/><text:span text:style-name="T1">&lt;s:sequence&gt;</text:span></text:p>
      <text:p text:style-name="P2"><text:s text:c="12"/><text:span text:style-name="T1">&lt;s:element minOccurs="1" maxOccurs="1" name="DivideResult" type="s:int"/&gt;</text:span></text:p>
      <text:p text:style-name="P2"><text:s text:c="10"/><text:span text:style-name="T1">&lt;/s:sequence&gt;</text:span></text:p>
      <text:p text:style-name="P2"><text:s text:c="8"/><text:span text:style-name="T1">&lt;/s:complexType&gt;</text:span></text:p>
      <text:p text:style-name="P2"><text:s text:c="6"/><text:span text:style-name="T1">&lt;/s:element&gt;</text:span></text:p>
      <text:p text:style-name="P2"><text:s text:c="4"/><text:span text:style-name="T1">&lt;/s:schema&gt;</text:span></text:p>
      <text:p text:style-name="P2"><text:s text:c="2"/><text:span text:style-name="T1">&lt;/wsdl:types&gt;</text:span></text:p>
      <text:p text:style-name="P2"><text:s text:c="2"/><text:span text:style-name="T1">&lt;wsdl:message name="AddSoapIn"&gt;</text:span></text:p>
      <text:p text:style-name="P2"><text:s text:c="4"/><text:span text:style-name="T1">&lt;wsdl:part name="parameters" element="tns:Add"/&gt;</text:span></text:p>
      <text:p text:style-name="P2"><text:s text:c="2"/><text:span text:style-name="T1">&lt;/wsdl:message&gt;</text:span></text:p>
      <text:p text:style-name="P2"><text:s text:c="2"/><text:span text:style-name="T1">&lt;wsdl:message name="AddSoapOut"&gt;</text:span></text:p>
      <text:p text:style-name="P2"><text:s text:c="4"/><text:span text:style-name="T1">&lt;wsdl:part name="parameters" element="tns:AddResponse"/&gt;</text:span></text:p>
      <text:p text:style-name="P2"><text:s text:c="2"/><text:span text:style-name="T1">&lt;/wsdl:message&gt;</text:span></text:p>
      <text:p text:style-name="P2"><text:s text:c="2"/><text:span text:style-name="T1">&lt;wsdl:message name="SubtractSoapIn"&gt;</text:span></text:p>
      <text:p text:style-name="P2"><text:s text:c="4"/><text:span text:style-name="T1">&lt;wsdl:part name="parameters" element="tns:Subtract"/&gt;</text:span></text:p>
      <text:p text:style-name="P2"><text:s text:c="2"/><text:span text:style-name="T1">&lt;/wsdl:message&gt;</text:span></text:p>
      <text:p text:style-name="P2"><text:s text:c="2"/><text:span text:style-name="T1">&lt;wsdl:message name="SubtractSoapOut"&gt;</text:span></text:p>
      <text:p text:style-name="P2"><text:s text:c="4"/><text:span text:style-name="T1">&lt;wsdl:part name="parameters" element="tns:SubtractResponse"/&gt;</text:span></text:p>
      <text:p text:style-name="P2"><text:s text:c="2"/><text:span text:style-name="T1">&lt;/wsdl:message&gt;</text:span></text:p>
      <text:p text:style-name="P2"><text:s text:c="2"/><text:span text:style-name="T1">&lt;wsdl:message name="MultiplySoapIn"&gt;</text:span></text:p>
      <text:p text:style-name="P2"><text:s text:c="4"/><text:span text:style-name="T1">&lt;wsdl:part name="parameters" element="tns:Multiply"/&gt;</text:span></text:p>
      <text:p text:style-name="P2"><text:s text:c="2"/><text:span text:style-name="T1">&lt;/wsdl:message&gt;</text:span></text:p>
      <text:p text:style-name="P2"><text:s text:c="2"/><text:span text:style-name="T1">&lt;wsdl:message name="MultiplySoapOut"&gt;</text:span></text:p>
      <text:p text:style-name="P2"><text:s text:c="4"/><text:span text:style-name="T1">&lt;wsdl:part name="parameters" element="tns:MultiplyResponse"/&gt;</text:span></text:p>
      <text:p text:style-name="P2"><text:s text:c="2"/><text:span text:style-name="T1">&lt;/wsdl:message&gt;</text:span></text:p>
      <text:p text:style-name="P2"><text:s text:c="2"/><text:span text:style-name="T1">&lt;wsdl:message name="DivideSoapIn"&gt;</text:span></text:p>
      <text:p text:style-name="P2"><text:s text:c="4"/><text:span text:style-name="T1">&lt;wsdl:part name="parameters" element="tns:Divide"/&gt;</text:span></text:p>
      <text:p text:style-name="P2"><text:s text:c="2"/><text:span text:style-name="T1">&lt;/wsdl:message&gt;</text:span></text:p>
      <text:p text:style-name="P2"><text:s text:c="2"/><text:span text:style-name="T1">&lt;wsdl:message name="DivideSoapOut"&gt;</text:span></text:p>
      <text:p text:style-name="P2"><text:s text:c="4"/><text:span text:style-name="T1">&lt;wsdl:part name="parameters" element="tns:DivideResponse"/&gt;</text:span></text:p>
      <text:p text:style-name="P2"><text:s text:c="2"/><text:span text:style-name="T1">&lt;/wsdl:message&gt;</text:span></text:p>
      <text:p text:style-name="P2"><text:s text:c="2"/><text:span text:style-name="T1">&lt;wsdl:portType name="CalculatorSoap"&gt;</text:span></text:p>
      <text:p text:style-name="P2"><text:s text:c="4"/><text:span text:style-name="T1">&lt;wsdl:operation name="Add"&gt;</text:span></text:p>
      <text:p text:style-name="P2"><text:s text:c="6"/><text:span text:style-name="T1">&lt;wsdl:documentation&gt;Adds two integers. This is a test WebService. ©DNE Online&lt;/wsdl:documentation&gt;</text:span></text:p>
      <text:p text:style-name="P2"><text:s text:c="6"/><text:span text:style-name="T1">&lt;wsdl:input message="tns:AddSoapIn"/&gt;</text:span></text:p>
      <text:p text:style-name="P2"><text:s text:c="6"/><text:span text:style-name="T1">&lt;wsdl:output message="tns:AddSoapOut"/&gt;</text:span></text:p>
      <text:p text:style-name="P2"><text:s text:c="4"/><text:span text:style-name="T1">&lt;/wsdl:operation&gt;</text:span></text:p>
      <text:p text:style-name="P2"><text:s text:c="4"/><text:span text:style-name="T1">&lt;wsdl:operation name="Subtract"&gt;</text:span></text:p>
      <text:p text:style-name="P2"><text:s text:c="6"/><text:span text:style-name="T1">&lt;wsdl:input message="tns:SubtractSoapIn"/&gt;</text:span></text:p>
      <text:p text:style-name="P2"><text:s text:c="6"/><text:span text:style-name="T1">&lt;wsdl:output message="tns:SubtractSoapOut"/&gt;</text:span></text:p>
      <text:p text:style-name="P2"><text:s text:c="4"/><text:span text:style-name="T1">&lt;/wsdl:operation&gt;</text:span></text:p>
      <text:p text:style-name="P2"><text:s text:c="4"/><text:span text:style-name="T1">&lt;wsdl:operation name="Multiply"&gt;</text:span></text:p>
      <text:p text:style-name="P2"><text:s text:c="6"/><text:span text:style-name="T1">&lt;wsdl:input message="tns:MultiplySoapIn"/&gt;</text:span></text:p>
      <text:p text:style-name="P2"><text:s text:c="6"/><text:span text:style-name="T1">&lt;wsdl:output message="tns:MultiplySoapOut"/&gt;</text:span></text:p>
      <text:p text:style-name="P2"><text:s text:c="4"/><text:span text:style-name="T1">&lt;/wsdl:operation&gt;</text:span></text:p>
      <text:p text:style-name="P2"><text:s text:c="4"/><text:span text:style-name="T1">&lt;wsdl:operation name="Divide"&gt;</text:span></text:p>
      <text:p text:style-name="P2"><text:s text:c="6"/><text:span text:style-name="T1">&lt;wsdl:input message="tns:DivideSoapIn"/&gt;</text:span></text:p>
      <text:p text:style-name="P2"><text:s text:c="6"/><text:span text:style-name="T1">&lt;wsdl:output message="tns:DivideSoapOut"/&gt;</text:span></text:p>
      <text:p text:style-name="P2"><text:s text:c="4"/><text:span text:style-name="T1">&lt;/wsdl:operation&gt;</text:span></text:p>
      <text:p text:style-name="P2"><text:s text:c="2"/><text:span text:style-name="T1">&lt;/wsdl:portType&gt;</text:span></text:p>
      <text:p text:style-name="P2"><text:s text:c="2"/><text:span text:style-name="T1">&lt;wsdl:binding name="CalculatorSoap" type="tns:CalculatorSoap"&gt;</text:span></text:p>
      <text:p text:style-name="P2"><text:s text:c="4"/><text:span text:style-name="T1">&lt;soap:binding transport="http://schemas.xmlsoap.org/soap/http"/&gt;</text:span></text:p>
      <text:p text:style-name="P2"><text:s text:c="4"/><text:span text:style-name="T1">&lt;wsdl:operation name="Add"&gt;</text:span></text:p>
      <text:p text:style-name="P2"><text:s text:c="6"/><text:span text:style-name="T1">&lt;soap:operation soapAction="http://tempuri.org/Add" style="document"/&gt;</text:span></text:p>
      <text:p text:style-name="P2"><text:soft-page-break/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Subtract"&gt;</text:span></text:p>
      <text:p text:style-name="P2"><text:s text:c="6"/><text:span text:style-name="T1">&lt;soap:operation soapAction="http://tempuri.org/Subtract" style="document"/&gt;</text:span></text:p>
      <text:p text:style-name="P2"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Multiply"&gt;</text:span></text:p>
      <text:p text:style-name="P2"><text:s text:c="6"/><text:span text:style-name="T1">&lt;soap:operation soapAction="http://tempuri.org/Multiply" style="document"/&gt;</text:span></text:p>
      <text:p text:style-name="P2"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Divide"&gt;</text:span></text:p>
      <text:p text:style-name="P2"><text:s text:c="6"/><text:span text:style-name="T1">&lt;soap:operation soapAction="http://tempuri.org/Divide" style="document"/&gt;</text:span></text:p>
      <text:p text:style-name="P2"><text:s text:c="6"/><text:span text:style-name="T1">&lt;wsdl:input&gt;</text:span></text:p>
      <text:p text:style-name="P2"><text:s text:c="8"/><text:span text:style-name="T1">&lt;soap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2"/><text:span text:style-name="T1">&lt;/wsdl:binding&gt;</text:span></text:p>
      <text:p text:style-name="P2"><text:s text:c="2"/><text:span text:style-name="T1">&lt;wsdl:binding name="CalculatorSoap12" type="tns:CalculatorSoap"&gt;</text:span></text:p>
      <text:p text:style-name="P2"><text:s text:c="4"/><text:span text:style-name="T1">&lt;soap12:binding transport="http://schemas.xmlsoap.org/soap/http"/&gt;</text:span></text:p>
      <text:p text:style-name="P2"><text:s text:c="4"/><text:span text:style-name="T1">&lt;wsdl:operation name="Add"&gt;</text:span></text:p>
      <text:p text:style-name="P2"><text:s text:c="6"/><text:span text:style-name="T1">&lt;soap12:operation soapAction="http://tempuri.org/Add" style="document"/&gt;</text:span></text:p>
      <text:p text:style-name="P2"><text:s text:c="6"/><text:span text:style-name="T1">&lt;wsdl:input&gt;</text:span></text:p>
      <text:p text:style-name="P2"><text:s text:c="8"/><text:span text:style-name="T1">&lt;soap12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Subtract"&gt;</text:span></text:p>
      <text:p text:style-name="P2"><text:s text:c="6"/><text:span text:style-name="T1">&lt;soap12:operation soapAction="http://tempuri.org/Subtract" style="document"/&gt;</text:span></text:p>
      <text:p text:style-name="P2"><text:s text:c="6"/><text:span text:style-name="T1">&lt;wsdl:input&gt;</text:span></text:p>
      <text:p text:style-name="P2"><text:s text:c="8"/><text:span text:style-name="T1">&lt;soap12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Multiply"&gt;</text:span></text:p>
      <text:p text:style-name="P2"><text:s text:c="6"/><text:span text:style-name="T1">&lt;soap12:operation soapAction="http://tempuri.org/Multiply" style="document"/&gt;</text:span></text:p>
      <text:p text:style-name="P2"><text:s text:c="6"/><text:span text:style-name="T1">&lt;wsdl:input&gt;</text:span></text:p>
      <text:p text:style-name="P2"><text:s text:c="8"/><text:span text:style-name="T1">&lt;soap12:body use="literal"/&gt;</text:span></text:p>
      <text:p text:style-name="P2"><text:s text:c="6"/><text:span text:style-name="T1">&lt;/wsdl:input&gt;</text:span></text:p>
      <text:p text:style-name="P2"><text:soft-page-break/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4"/><text:span text:style-name="T1">&lt;wsdl:operation name="Divide"&gt;</text:span></text:p>
      <text:p text:style-name="P2"><text:s text:c="6"/><text:span text:style-name="T1">&lt;soap12:operation soapAction="http://tempuri.org/Divide" style="document"/&gt;</text:span></text:p>
      <text:p text:style-name="P2"><text:s text:c="6"/><text:span text:style-name="T1">&lt;wsdl:input&gt;</text:span></text:p>
      <text:p text:style-name="P2"><text:s text:c="8"/><text:span text:style-name="T1">&lt;soap12:body use="literal"/&gt;</text:span></text:p>
      <text:p text:style-name="P2"><text:s text:c="6"/><text:span text:style-name="T1">&lt;/wsdl:input&gt;</text:span></text:p>
      <text:p text:style-name="P2"><text:s text:c="6"/><text:span text:style-name="T1">&lt;wsdl:output&gt;</text:span></text:p>
      <text:p text:style-name="P2"><text:s text:c="8"/><text:span text:style-name="T1">&lt;soap12:body use="literal"/&gt;</text:span></text:p>
      <text:p text:style-name="P2"><text:s text:c="6"/><text:span text:style-name="T1">&lt;/wsdl:output&gt;</text:span></text:p>
      <text:p text:style-name="P2"><text:s text:c="4"/><text:span text:style-name="T1">&lt;/wsdl:operation&gt;</text:span></text:p>
      <text:p text:style-name="P2"><text:s text:c="2"/><text:span text:style-name="T1">&lt;/wsdl:binding&gt;</text:span></text:p>
      <text:p text:style-name="P2"><text:s text:c="2"/><text:span text:style-name="T1">&lt;wsdl:service name="Calculator"&gt;</text:span></text:p>
      <text:p text:style-name="P2"><text:s text:c="4"/><text:span text:style-name="T1">&lt;wsdl:port name="CalculatorSoap" binding="tns:CalculatorSoap"&gt;</text:span></text:p>
      <text:p text:style-name="P2"><text:s text:c="6"/><text:span text:style-name="T1">&lt;soap:address location="http://www.dneonline.com/calculator.asmx"/&gt;</text:span></text:p>
      <text:p text:style-name="P2"><text:s text:c="4"/><text:span text:style-name="T1">&lt;/wsdl:port&gt;</text:span></text:p>
      <text:p text:style-name="P2"><text:s text:c="4"/><text:span text:style-name="T1">&lt;wsdl:port name="CalculatorSoap12" binding="tns:CalculatorSoap12"&gt;</text:span></text:p>
      <text:p text:style-name="P2"><text:s text:c="6"/><text:span text:style-name="T1">&lt;soap12:address location="http://www.dneonline.com/calculator.asmx"/&gt;</text:span></text:p>
      <text:p text:style-name="P2"><text:s text:c="4"/><text:span text:style-name="T1">&lt;/wsdl:port&gt;</text:span></text:p>
      <text:p text:style-name="P2"><text:s text:c="2"/><text:span text:style-name="T1">&lt;/wsdl:service&gt;</text:span></text:p>
      <text:p text:style-name="P1">&lt;/wsdl:definitions&gt;]]&gt;&lt;/con:content&gt;&lt;con:type&gt;http://schemas.xmlsoap.org/wsdl/&lt;/con:type&gt;&lt;/con:part&gt;&lt;/con:definitionCache&gt;&lt;con:endpoints&gt;&lt;con:endpoint&gt;http://www.dneonline.com/calculator.asmx&lt;/con:endpoint&gt;&lt;/con:endpoints&gt;&lt;con:operation id="d55ffbb2-6310-45e7-a1ba-e9dc004db27a" isOneWay="false" action="http://tempuri.org/Add" name="Add" bindingOperationName="Add" type="Request-Response" inputName="" receivesAttachments="false" sendsAttachments="false" anonymous="optional"&gt;&lt;con:settings/&gt;&lt;con:call id="a7416479-5073-4557-a0a9-a8a917896510" name="Request 1"&gt;&lt;con:settings&gt;&lt;con:setting id="com.eviware.soapui.impl.wsdl.WsdlRequest@request-headers"&gt;&amp;lt;xml-fragment/&gt;&lt;/con:setting&gt;&lt;/con:settings&gt;&lt;con:encoding&gt;UTF-8&lt;/con:encoding&gt;&lt;con:endpoint&gt;http://www.dneonline.com/calculator.asmx&lt;/con:endpoint&gt;&lt;con:request&gt;&lt;![CDATA[&lt;soapenv:Envelope xmlns:soapenv="http://schemas.xmlsoap.org/soap/envelope/" xmlns:tem="http://tempuri.org/"&gt;\r</text:p>
      <text:p text:style-name="P2"><text:s text:c="3"/><text:span text:style-name="T1">&lt;soapenv:Header/&gt;\r</text:span></text:p>
      <text:p text:style-name="P2"><text:s text:c="3"/><text:span text:style-name="T1">&lt;soapenv:Body&gt;\r</text:span></text:p>
      <text:p text:style-name="P2"><text:s text:c="6"/><text:span text:style-name="T1">&lt;tem:Add&gt;\r</text:span></text:p>
      <text:p text:style-name="P2"><text:s text:c="9"/><text:span text:style-name="T1">&lt;tem:intA&gt;12&lt;/tem:intA&gt;\r</text:span></text:p>
      <text:p text:style-name="P2"><text:s text:c="9"/><text:span text:style-name="T1">&lt;tem:intB&gt;2&lt;/tem:intB&gt;\r</text:span></text:p>
      <text:p text:style-name="P2"><text:s text:c="6"/><text:span text:style-name="T1">&lt;/tem:Add&gt;\r</text:span></text:p>
      <text:p text:style-name="P2"><text:s text:c="3"/><text:span text:style-name="T1">&lt;/soapenv:Body&gt;\r</text:span></text:p>
      <text:p text:style-name="P1">&lt;/soapenv:Envelope&gt;]]&gt;&lt;/con:request&gt;&lt;con:credentials&gt;&lt;con:authType&gt;No Authorization&lt;/con:authType&gt;&lt;/con:credentials&gt;&lt;con:jmsConfig JMSDeliveryMode="PERSISTENT"/&gt;&lt;con:jmsPropertyConfig/&gt;&lt;con:wsaConfig mustUnderstand="NONE" version="200508" action="http://tempuri.org/Add"/&gt;&lt;con:wsrmConfig version="1.2"/&gt;&lt;/con:call&gt;&lt;/con:operation&gt;&lt;con:operation id="a01bddce-6eea-4809-963d-84503dfe2be4" isOneWay="false" action="http://tempuri.org/Divide" name="Divide" bindingOperationName="Divide" type="Request-Response" inputName="" receivesAttachments="false" sendsAttachments="false" anonymous="optional"&gt;&lt;con:settings/&gt;&lt;con:call id="1c331ac9-7240-4df8-8eb7-d7dbd8711599" name="Request 1"&gt;&lt;con:settings&gt;&lt;con:setting id="com.eviware.soapui.impl.wsdl.WsdlRequest@request-headers"&gt;&amp;lt;xml-fragment/&gt;&lt;/con:setting&gt;&lt;/con:settings&gt;&lt;con:encoding&gt;UTF-8&lt;/con:encoding&gt;&lt;con:endpoint&gt;http://www.dneonline.com/calculator.asmx&lt;/con:endpoint&gt;&lt;con:request&gt;&lt;![CDATA[&lt;soapenv:Envelope xmlns:soapenv="http://schemas.xmlsoap.org/soap/envelope/" xmlns:tem="http://tempuri.org/"&gt;\r</text:p>
      <text:p text:style-name="P2"><text:s text:c="3"/><text:span text:style-name="T1">&lt;soapenv:Header/&gt;\r</text:span></text:p>
      <text:p text:style-name="P2"><text:s text:c="3"/><text:span text:style-name="T1">&lt;soapenv:Body&gt;\r</text:span></text:p>
      <text:p text:style-name="P2"><text:soft-page-break/><text:s text:c="6"/><text:span text:style-name="T1">&lt;tem:Divide&gt;\r</text:span></text:p>
      <text:p text:style-name="P2"><text:s text:c="9"/><text:span text:style-name="T1">&lt;tem:intA&gt;12&lt;/tem:intA&gt;\r</text:span></text:p>
      <text:p text:style-name="P2"><text:s text:c="9"/><text:span text:style-name="T1">&lt;tem:intB&gt;15&lt;/tem:intB&gt;\r</text:span></text:p>
      <text:p text:style-name="P2"><text:s text:c="6"/><text:span text:style-name="T1">&lt;/tem:Divide&gt;\r</text:span></text:p>
      <text:p text:style-name="P2"><text:s text:c="3"/><text:span text:style-name="T1">&lt;/soapenv:Body&gt;\r</text:span></text:p>
      <text:p text:style-name="P1">&lt;/soapenv:Envelope&gt;]]&gt;&lt;/con:request&gt;&lt;con:credentials&gt;&lt;con:authType&gt;No Authorization&lt;/con:authType&gt;&lt;/con:credentials&gt;&lt;con:jmsConfig JMSDeliveryMode="PERSISTENT"/&gt;&lt;con:jmsPropertyConfig/&gt;&lt;con:wsaConfig mustUnderstand="NONE" version="200508" action="http://tempuri.org/Divide"/&gt;&lt;con:wsrmConfig version="1.2"/&gt;&lt;/con:call&gt;&lt;/con:operation&gt;&lt;con:operation id="1e297249-1968-41f5-9eb6-ebbf116fd591" isOneWay="false" action="http://tempuri.org/Multiply" name="Multiply" bindingOperationName="Multiply" type="Request-Response" inputName="" receivesAttachments="false" sendsAttachments="false" anonymous="optional"&gt;&lt;con:settings/&gt;&lt;con:call id="28a0614e-7a72-4c02-a2fe-f581694e609d" name="Request 1"&gt;&lt;con:settings&gt;&lt;con:setting id="com.eviware.soapui.impl.wsdl.WsdlRequest@request-headers"&gt;&amp;lt;xml-fragment/&gt;&lt;/con:setting&gt;&lt;/con:settings&gt;&lt;con:encoding&gt;UTF-8&lt;/con:encoding&gt;&lt;con:endpoint&gt;http://www.dneonline.com/calculator.asmx&lt;/con:endpoint&gt;&lt;con:request&gt;&lt;![CDATA[&lt;soapenv:Envelope xmlns:soapenv="http://schemas.xmlsoap.org/soap/envelope/" xmlns:tem="http://tempuri.org/"&gt;\r</text:p>
      <text:p text:style-name="P2"><text:s text:c="3"/><text:span text:style-name="T1">&lt;soapenv:Header/&gt;\r</text:span></text:p>
      <text:p text:style-name="P2"><text:s text:c="3"/><text:span text:style-name="T1">&lt;soapenv:Body&gt;\r</text:span></text:p>
      <text:p text:style-name="P2"><text:s text:c="6"/><text:span text:style-name="T1">&lt;tem:Multiply&gt;\r</text:span></text:p>
      <text:p text:style-name="P2"><text:s text:c="9"/><text:span text:style-name="T1">&lt;tem:intA&gt;12&lt;/tem:intA&gt;\r</text:span></text:p>
      <text:p text:style-name="P2"><text:s text:c="9"/><text:span text:style-name="T1">&lt;tem:intB&gt;2&lt;/tem:intB&gt;\r</text:span></text:p>
      <text:p text:style-name="P2"><text:s text:c="6"/><text:span text:style-name="T1">&lt;/tem:Multiply&gt;\r</text:span></text:p>
      <text:p text:style-name="P2"><text:s text:c="3"/><text:span text:style-name="T1">&lt;/soapenv:Body&gt;\r</text:span></text:p>
      <text:p text:style-name="P1">&lt;/soapenv:Envelope&gt;]]&gt;&lt;/con:request&gt;&lt;con:credentials&gt;&lt;con:authType&gt;No Authorization&lt;/con:authType&gt;&lt;/con:credentials&gt;&lt;con:jmsConfig JMSDeliveryMode="PERSISTENT"/&gt;&lt;con:jmsPropertyConfig/&gt;&lt;con:wsaConfig mustUnderstand="NONE" version="200508" action="http://tempuri.org/Multiply"/&gt;&lt;con:wsrmConfig version="1.2"/&gt;&lt;/con:call&gt;&lt;/con:operation&gt;&lt;con:operation id="06272ac9-52e5-4676-ba82-c4051528dd60" isOneWay="false" action="http://tempuri.org/Subtract" name="Subtract" bindingOperationName="Subtract" type="Request-Response" inputName="" receivesAttachments="false" sendsAttachments="false" anonymous="optional"&gt;&lt;con:settings/&gt;&lt;con:call id="d816c883-d81d-4155-93c9-b8f803954852" name="Request 1"&gt;&lt;con:settings&gt;&lt;con:setting id="com.eviware.soapui.impl.wsdl.WsdlRequest@request-headers"&gt;&amp;lt;xml-fragment/&gt;&lt;/con:setting&gt;&lt;/con:settings&gt;&lt;con:encoding&gt;UTF-8&lt;/con:encoding&gt;&lt;con:endpoint&gt;http://www.dneonline.com/calculator.asmx&lt;/con:endpoint&gt;&lt;con:request&gt;&lt;![CDATA[&lt;soapenv:Envelope xmlns:soapenv="http://schemas.xmlsoap.org/soap/envelope/" xmlns:tem="http://tempuri.org/"&gt;\r</text:p>
      <text:p text:style-name="P2"><text:s text:c="3"/><text:span text:style-name="T1">&lt;soapenv:Header/&gt;\r</text:span></text:p>
      <text:p text:style-name="P2"><text:s text:c="3"/><text:span text:style-name="T1">&lt;soapenv:Body&gt;\r</text:span></text:p>
      <text:p text:style-name="P2"><text:s text:c="6"/><text:span text:style-name="T1">&lt;tem:Subtract&gt;\r</text:span></text:p>
      <text:p text:style-name="P2"><text:s text:c="9"/><text:span text:style-name="T1">&lt;tem:intA&gt;2&lt;/tem:intA&gt;\r</text:span></text:p>
      <text:p text:style-name="P2"><text:s text:c="9"/><text:span text:style-name="T1">&lt;tem:intB&gt;12&lt;/tem:intB&gt;\r</text:span></text:p>
      <text:p text:style-name="P2"><text:s text:c="6"/><text:span text:style-name="T1">&lt;/tem:Subtract&gt;\r</text:span></text:p>
      <text:p text:style-name="P2"><text:s text:c="3"/><text:span text:style-name="T1">&lt;/soapenv:Body&gt;\r</text:span></text:p>
      <text:p text:style-name="P1">&lt;/soapenv:Envelope&gt;]]&gt;&lt;/con:request&gt;&lt;con:credentials&gt;&lt;con:authType&gt;No Authorization&lt;/con:authType&gt;&lt;/con:credentials&gt;&lt;con:jmsConfig JMSDeliveryMode="PERSISTENT"/&gt;&lt;con:jmsPropertyConfig/&gt;&lt;con:wsaConfig mustUnderstand="NONE" version="200508" action="http://tempuri.org/Subtract"/&gt;&lt;con:wsrmConfig version="1.2"/&gt;&lt;/con:call&gt;&lt;/con:operation&gt;&lt;/con:interface&gt;&lt;con:testSuite id="18f966f0-0272-42cd-998e-ea92f3999a7e" name="TestSuite 1"&gt;&lt;con:settings/&gt;&lt;con:runType&gt;SEQUENTIAL&lt;/con:runType&gt;&lt;con:testCase id="74f9228d-1452-4abf-a0ae-0dfc5bc75982" failOnError="true" failTestCaseOnErrors="true" keepSession="false" maxResults="0" name="TestCase 1" searchProperties="true"&gt;&lt;con:settings/&gt;&lt;con:testStep type="request" <text:soft-page-break/>id="2659ed0f-e01e-46fc-b2e2-9b39ac5f16c7" name="Multiply - Request 1"&gt;&lt;con:settings/&gt;&lt;con:config xsi:type="con:RequestStep" xmlns:xsi="http://www.w3.org/2001/XMLSchema-instance"&gt;&lt;con:interface&gt;CalculatorSoap&lt;/con:interface&gt;&lt;con:operation&gt;Multiply&lt;/con:operation&gt;&lt;con:request name="Multiply - Request 1" outgoingWss="" incomingWss="" timeout="" sslKeystore="" useWsAddressing="false" useWsReliableMessaging="false" wssPasswordType="" id="4dabdbd8-4ac0-476c-8125-12e6f0f13602"&gt;&lt;con:settings&gt;&lt;con:setting id="com.eviware.soapui.impl.wsdl.WsdlRequest@request-headers"&gt;&amp;lt;xml-fragment/&gt;&lt;/con:setting&gt;&lt;/con:settings&gt;&lt;con:encoding&gt;UTF-8&lt;/con:encoding&gt;&lt;con:endpoint&gt;http://www.dneonline.com/calculator.asmx&lt;/con:endpoint&gt;&lt;con:request&gt;&lt;![CDATA[&lt;soapenv:Envelope xmlns:soapenv="http://schemas.xmlsoap.org/soap/envelope/" xmlns:tem="http://tempuri.org/"&gt;\r</text:p>
      <text:p text:style-name="P2"><text:s text:c="3"/><text:span text:style-name="T1">&lt;soapenv:Header/&gt;\r</text:span></text:p>
      <text:p text:style-name="P2"><text:s text:c="3"/><text:span text:style-name="T1">&lt;soapenv:Body&gt;\r</text:span></text:p>
      <text:p text:style-name="P2"><text:s text:c="6"/><text:span text:style-name="T1">&lt;tem:Multiply&gt;\r</text:span></text:p>
      <text:p text:style-name="P2"><text:s text:c="9"/><text:span text:style-name="T1">&lt;tem:intA&gt;12&lt;/tem:intA&gt;\r</text:span></text:p>
      <text:p text:style-name="P2"><text:s text:c="9"/><text:span text:style-name="T1">&lt;tem:intB&gt;2&lt;/tem:intB&gt;\r</text:span></text:p>
      <text:p text:style-name="P2"><text:s text:c="6"/><text:span text:style-name="T1">&lt;/tem:Multiply&gt;\r</text:span></text:p>
      <text:p text:style-name="P2"><text:s text:c="3"/><text:span text:style-name="T1">&lt;/soapenv:Body&gt;\r</text:span></text:p>
      <text:p text:style-name="P1">&lt;/soapenv:Envelope&gt;]]&gt;&lt;/con:request&gt;&lt;con:assertion type="SOAP Response" id="139f5928-50e9-4b18-9385-adbfbc7ff929" name="SOAP Response"/&gt;&lt;con:assertion type="Simple Contains" id="77322687-af04-4ec9-9698-5bdb6f559115" name="Contains"&gt;&lt;con:configuration&gt;&lt;token&gt;24&lt;/token&gt;&lt;ignoreCase&gt;false&lt;/ignoreCase&gt;&lt;useRegEx&gt;false&lt;/useRegEx&gt;&lt;/con:configuration&gt;&lt;/con:assertion&gt;&lt;con:assertion type="XPath Match" id="a5dff70a-e23a-4083-8b28-58321ee2998e" name="XPath Match"&gt;&lt;con:configuration&gt;&lt;path&gt;declare namespace soap='http://www.w3.org/2003/05/soap-envelope'; <text:s/></text:p>
      <text:p text:style-name="P1">declare namespace ns1='http://tempuri.org/'; <text:s/></text:p>
      <text:p text:style-name="P3"/>
      <text:p text:style-name="P1">//ns1:AddResult&lt;/path&gt;&lt;content&gt;24&lt;/content&gt;&lt;allowWildcards&gt;false&lt;/allowWildcards&gt;&lt;ignoreNamspaceDifferences&gt;false&lt;/ignoreNamspaceDifferences&gt;&lt;ignoreComments&gt;false&lt;/ignoreComments&gt;&lt;/con:configuration&gt;&lt;/con:assertion&gt;&lt;con:assertion type="XPath Match" id="0618ea1e-79a8-433a-82a5-0ff5400475a1" name="XPath Match"&gt;&lt;con:configuration&gt;&lt;path&gt;declare namespace soap='https://schemas.xmlsoap.org/soap/envelope'; <text:s/></text:p>
      <text:p text:style-name="P1">declare namespace ns1='http://tempuri.org/'; <text:s/></text:p>
      <text:p text:style-name="P3"/>
      <text:p text:style-name="P1">//ns1:MultiplyResult&lt;/path&gt;&lt;content&gt;24&lt;/content&gt;&lt;allowWildcards&gt;false&lt;/allowWildcards&gt;&lt;ignoreNamspaceDifferences&gt;false&lt;/ignoreNamspaceDifferences&gt;&lt;ignoreComments&gt;false&lt;/ignoreComments&gt;&lt;/con:configuration&gt;&lt;/con:assertion&gt;&lt;con:credentials&gt;&lt;con:authType&gt;No Authorization&lt;/con:authType&gt;&lt;/con:credentials&gt;&lt;con:jmsConfig JMSDeliveryMode="PERSISTENT"/&gt;&lt;con:jmsPropertyConfig/&gt;&lt;con:wsaConfig mustUnderstand="NONE" version="200508" action="http://tempuri.org/Multiply"/&gt;&lt;con:wsrmConfig version="1.2"/&gt;&lt;/con:request&gt;&lt;/con:config&gt;&lt;/con:testStep&gt;&lt;con:testStep type="request" id="17baf3d8-df83-4c55-8ce0-eb92a7546050" name="Add - Request 1"&gt;&lt;con:settings/&gt;&lt;con:config xsi:type="con:RequestStep" xmlns:xsi="http://www.w3.org/2001/XMLSchema-instance"&gt;&lt;con:interface&gt;CalculatorSoap12&lt;/con:interface&gt;&lt;con:operation&gt;Add&lt;/con:operation&gt;&lt;con:request name="Add - Request 1" outgoingWss="" incomingWss="" timeout="" sslKeystore="" useWsAddressing="false" useWsReliableMessaging="false" wssPasswordType="" id="d5bcc884-66d1-4f96-a2b2-358703f9fd0f"&gt;&lt;con:settings&gt;&lt;con:setting id="com.eviware.soapui.impl.wsdl.WsdlRequest@request-headers"&gt;&amp;lt;xml-fragment/&gt;&lt;/con:setting&gt;&lt;/con:settings&gt;&lt;con:encoding&gt;UTF-8&lt;/con:encoding&gt;&lt;con:endpoint&gt;http://www.dneonline.com/calculator.asmx&lt;/con:endpoint&gt;&lt;con:request&gt;&lt;![CDATA[&lt;soap:Envelope xmlns:soap="http://www.w3.org/2003/05/soap-envelope" xmlns:tem="http://tempuri.org/"&gt;\r</text:p>
      <text:p text:style-name="P2"><text:s text:c="3"/><text:span text:style-name="T1">&lt;soap:Header/&gt;\r</text:span></text:p>
      <text:p text:style-name="P2"><text:soft-page-break/><text:s text:c="3"/><text:span text:style-name="T1">&lt;soap:Body&gt;\r</text:span></text:p>
      <text:p text:style-name="P2"><text:s text:c="6"/><text:span text:style-name="T1">&lt;tem:Add&gt;\r</text:span></text:p>
      <text:p text:style-name="P2"><text:s text:c="9"/><text:span text:style-name="T1">&lt;tem:intA&gt;2&lt;/tem:intA&gt;\r</text:span></text:p>
      <text:p text:style-name="P2"><text:s text:c="9"/><text:span text:style-name="T1">&lt;tem:intB&gt;4&lt;/tem:intB&gt;\r</text:span></text:p>
      <text:p text:style-name="P2"><text:s text:c="6"/><text:span text:style-name="T1">&lt;/tem:Add&gt;\r</text:span></text:p>
      <text:p text:style-name="P2"><text:s text:c="3"/><text:span text:style-name="T1">&lt;/soap:Body&gt;\r</text:span></text:p>
      <text:p text:style-name="P1">&lt;/soap:Envelope&gt;]]&gt;&lt;/con:request&gt;&lt;con:assertion type="SOAP Response" id="ff3d2610-8182-44a0-ae21-7bec4de1c88e" name="SOAP Response"/&gt;&lt;con:assertion type="Simple Contains" id="2950c80e-ab73-4170-be5f-631a0d45e93a" name="Contains"&gt;&lt;con:configuration&gt;&lt;token&gt;6&lt;/token&gt;&lt;ignoreCase&gt;false&lt;/ignoreCase&gt;&lt;useRegEx&gt;false&lt;/useRegEx&gt;&lt;/con:configuration&gt;&lt;/con:assertion&gt;&lt;con:assertion type="Simple NotContains" id="4b2b90ec-865c-4852-8895-299574be49fa" name="Not Contains"&gt;&lt;con:configuration&gt;&lt;token&gt;String&lt;/token&gt;&lt;ignoreCase&gt;false&lt;/ignoreCase&gt;&lt;useRegEx&gt;false&lt;/useRegEx&gt;&lt;/con:configuration&gt;&lt;/con:assertion&gt;&lt;con:assertion type="XPath Match" id="852ac0ad-4442-492a-92df-429c0e5567bd" name="XPath Match"&gt;&lt;con:configuration&gt;&lt;path&gt;declare namespace soap='http://www.w3.org/2003/05/soap-envelope'; <text:s/></text:p>
      <text:p text:style-name="P1">declare namespace ns1='http://tempuri.org/'; <text:s/></text:p>
      <text:p text:style-name="P3"/>
      <text:p text:style-name="P1">//ns1:AddResult&lt;/path&gt;&lt;content&gt;6&lt;/content&gt;&lt;allowWildcards&gt;false&lt;/allowWildcards&gt;&lt;ignoreNamspaceDifferences&gt;false&lt;/ignoreNamspaceDifferences&gt;&lt;ignoreComments&gt;false&lt;/ignoreComments&gt;&lt;/con:configuration&gt;&lt;/con:assertion&gt;&lt;con:assertion type="XQuery Match" id="646c8849-6d59-4e38-abdb-08f79f255a84" name="XQuery Match"&gt;&lt;con:configuration&gt;&lt;path&gt;declare namespace ns1='http://tempuri.org/'; <text:s/></text:p>
      <text:p text:style-name="P1">declare namespace soap='http://www.w3.org/2003/05/soap-envelope';</text:p>
      <text:p text:style-name="P3"/>
      <text:p text:style-name="P1">&amp;lt;resultData&gt; <text:s/></text:p>
      <text:p text:style-name="P1">{ <text:s/></text:p>
      <text:p text:style-name="P1">for $x in //ns1:AddResult <text:s/></text:p>
      <text:p text:style-name="P1">return $x <text:s/></text:p>
      <text:p text:style-name="P1">} <text:s/></text:p>
      <text:p text:style-name="P1">&amp;lt;/resultData&gt;&lt;/path&gt;&lt;content&gt;&amp;lt;resultData&gt;&amp;#13;</text:p>
      <text:p text:style-name="P2"><text:s text:c="2"/><text:span text:style-name="T1">&amp;lt;AddResult xmlns="http://tempuri.org/" xmlns:soap="http://www.w3.org/2003/05/soap-envelope" xmlns:xsi="http://www.w3.org/2001/XMLSchema-instance" xmlns:xsd="http://www.w3.org/2001/XMLSchema"&gt;6&amp;lt;/AddResult&gt;&amp;#13;</text:span></text:p>
      <text:p text:style-name="P5">&amp;lt;/resultData&gt;&lt;/content&gt;&lt;allowWildcards&gt;false&lt;/allowWildcards&gt;&lt;ignoreNamspaceDifferences&gt;false&lt;/ignoreNamspaceDifferences&gt;&lt;ignoreComments&gt;false&lt;/ignoreComments&gt;&lt;/con:configuration&gt;&lt;/con:assertion&gt;&lt;con:assertion type="Invalid HTTP Status Codes" id="27ef4c83-0308-42f9-bbbc-54b6d1b782fd" name="Invalid HTTP Status Codes"&gt;&lt;con:configuration&gt;&lt;codes/&gt;&lt;/con:configuration&gt;&lt;/con:assertion&gt;&lt;con:credentials&gt;&lt;con:authType&gt;No Authorization&lt;/con:authType&gt;&lt;/con:credentials&gt;&lt;con:jmsConfig JMSDeliveryMode="PERSISTENT"/&gt;&lt;con:jmsPropertyConfig/&gt;&lt;con:wsaConfig mustUnderstand="NONE" version="200508" action="http://tempuri.org/CalculatorSoap/AddRequest"/&gt;&lt;con:wsrmConfig version="1.2"/&gt;&lt;/con:request&gt;&lt;/con:config&gt;&lt;/con:testStep&gt;&lt;con:properties/&gt;&lt;/con:testCase&gt;&lt;con:properties/&gt;&lt;/con:testSuite&gt;&lt;con:properties/&gt;&lt;con:wssContainer/&gt;&lt;con:oAuth2ProfileContainer/&gt;&lt;con:oAuth1ProfileContainer/&gt;&lt;con:sensitiveInformation/&gt;&lt;/con:soapui-project&gt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3:03:38.565000000</meta:creation-date>
    <dc:date>2021-11-09T23:03:54.492000000</dc:date>
    <meta:editing-duration>PT16S</meta:editing-duration>
    <meta:editing-cycles>1</meta:editing-cycles>
    <meta:document-statistic meta:table-count="0" meta:image-count="0" meta:object-count="0" meta:page-count="12" meta:paragraph-count="485" meta:word-count="1160" meta:character-count="31735" meta:non-whitespace-character-count="28296"/>
    <meta:generator>LibreOffice/7.1.6.2$Windows_X86_64 LibreOffice_project/0e133318fcee89abacd6a7d077e292f1145735c3</meta:generator>
  </office:meta>
</office:document-meta>
</file>